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title">
      <style:graphic-properties fo:min-height="3.256cm"/>
    </style:style>
    <style:style style:name="pr2" style:family="presentation" style:parent-style-name="標準-subtitle">
      <style:graphic-properties draw:fill-color="#ffffff" fo:min-height="6.148cm"/>
    </style:style>
    <style:style style:name="pr3" style:family="presentation" style:parent-style-name="標準-notes">
      <style:graphic-properties draw:fill-color="#ffffff" draw:auto-grow-height="true" fo:min-height="13.365cm"/>
    </style:style>
    <style:style style:name="pr4" style:family="presentation" style:parent-style-name="標準-title">
      <style:graphic-properties draw:auto-grow-height="true" fo:min-height="1.413cm"/>
    </style:style>
    <style:style style:name="pr5" style:family="presentation" style:parent-style-name="標準-outline1">
      <style:graphic-properties fo:min-height="13.609cm"/>
    </style:style>
    <style:style style:name="pr6" style:family="presentation" style:parent-style-name="標準-notes">
      <style:graphic-properties draw:fill-color="#ffffff" fo:min-height="13.114cm"/>
    </style:style>
    <style:style style:name="P1" style:family="paragraph">
      <style:paragraph-properties fo:line-height="150%"/>
      <style:text-properties fo:color="#000080"/>
    </style:style>
    <style:style style:name="P2" style:family="paragraph">
      <style:paragraph-properties fo:line-height="150%"/>
    </style:style>
    <style:style style:name="P3" style:family="paragraph">
      <style:text-properties fo:color="#000080"/>
    </style:style>
    <style:style style:name="P4" style:family="paragraph">
      <style:paragraph-properties fo:line-height="150%"/>
      <style:text-properties fo:font-size="28pt" style:font-size-asian="28pt" style:font-size-complex="28pt"/>
    </style:style>
    <style:style style:name="P5" style:family="paragraph">
      <style:paragraph-properties fo:margin-top="0cm" fo:margin-bottom="0.01cm" fo:line-height="150%"/>
      <style:text-properties fo:font-size="28pt" style:font-size-asian="28pt" style:font-size-complex="28pt"/>
    </style:style>
    <style:style style:name="P6" style:family="paragraph">
      <style:paragraph-properties fo:margin-top="0cm" fo:margin-bottom="0.01cm" fo:line-height="150%"/>
    </style:style>
    <style:style style:name="P7" style:family="paragraph">
      <style:paragraph-properties fo:line-height="150%" fo:text-align="center"/>
    </style:style>
    <style:style style:name="P8" style:family="paragraph">
      <style:paragraph-properties fo:line-height="150%" fo:text-align="center"/>
      <style:text-properties fo:font-size="24pt" style:font-size-asian="24pt" style:font-size-complex="24pt"/>
    </style:style>
    <style:style style:name="P9" style:family="paragraph">
      <style:text-properties style:font-size-asian="20pt"/>
    </style:style>
    <style:style style:name="P10" style:family="paragraph">
      <style:text-properties fo:color="#000080" fo:font-size="40pt" style:font-size-asian="40pt" style:font-size-complex="40pt"/>
    </style:style>
    <style:style style:name="P11" style:family="paragraph">
      <style:paragraph-properties fo:text-align="start"/>
      <style:text-properties fo:font-family="'Courier New'" style:font-family-generic="modern" style:font-pitch="fixed" fo:font-size="24pt" style:font-family-asian="'Courier New'" style:font-family-generic-asian="modern" style:font-pitch-asian="fixed" style:font-size-asian="24pt" style:font-size-complex="24pt"/>
    </style:style>
    <style:style style:name="P12" style:family="paragraph">
      <style:paragraph-properties fo:line-height="150%"/>
      <style:text-properties fo:font-size="24pt" style:font-size-asian="24pt" style:font-size-complex="24pt"/>
    </style:style>
    <style:style style:name="P13" style:family="paragraph">
      <style:paragraph-properties fo:text-align="start"/>
      <style:text-properties fo:font-family="'Courier New'" style:font-family-generic="modern" style:font-pitch="fixed" fo:font-size="24pt" fo:font-weight="bold" style:font-family-asian="'Courier New'" style:font-family-generic-asian="modern" style:font-pitch-asian="fixed" style:font-size-asian="24pt" style:font-weight-asian="bold" style:font-size-complex="24pt" style:font-weight-complex="bold"/>
    </style:style>
    <style:style style:name="P14" style:family="paragraph">
      <style:text-properties fo:font-size="24pt" style:font-size-asian="24pt" style:font-size-complex="24pt"/>
    </style:style>
    <style:style style:name="T1" style:family="text">
      <style:text-properties fo:color="#000080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000080" fo:font-size="40pt" style:font-size-asian="40pt" style:font-size-complex="40pt"/>
    </style:style>
    <style:style style:name="T5" style:family="text">
      <style:text-properties fo:font-family="'Courier New'" style:font-family-generic="modern" style:font-pitch="fixed" fo:font-size="24pt" fo:font-weight="bold" style:font-family-asian="'Courier New'" style:font-family-generic-asian="modern" style:font-pitch-asian="fixed" style:font-size-asian="24pt" style:font-weight-asian="bold" style:font-size-complex="24pt" style:font-weight-complex="bold"/>
    </style:style>
    <style:style style:name="T6" style:family="text">
      <style:text-properties fo:font-family="'Courier New'" style:font-family-generic="modern" style:font-pitch="fixed" fo:font-size="24pt" style:font-family-asian="'Courier New'" style:font-family-generic-asian="modern" style:font-pitch-asian="fixed" style:font-size-asian="24pt" style:font-size-complex="24pt"/>
    </style:style>
    <style:style style:name="T7" style:family="text">
      <style:text-properties fo:font-family="'IPA モナー Pゴシック'" style:font-pitch="variable" fo:font-size="24pt" style:font-family-asian="'IPA モナー Pゴシック'" style:font-pitch-asian="variable" style:font-size-asian="24pt" style:font-size-complex="24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IPA モナー Pゴシック'" style:font-pitch="variable" fo:font-size="24pt" fo:font-weight="normal" style:font-family-asian="'IPA モナー Pゴシック'" style:font-pitch-asian="variable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text-style-name="P1" draw:layer="layout" svg:width="25.199cm" svg:height="3.886cm" svg:x="1.4cm" svg:y="4.947cm" presentation:class="title" presentation:user-transformed="true">
          <draw:text-box>
            <text:p text:style-name="P1"><text:span text:style-name="T1">CrestMuse Toolkit (CMX) ver.0.54 </text:span><text:span text:style-name="T1"><text:line-break/></text:span><text:span text:style-name="T1">説明書 </text:span></text:p>
          </draw:text-box>
        </draw:frame>
        <draw:frame presentation:style-name="pr2" draw:text-style-name="P2" draw:layer="layout" svg:width="25.199cm" svg:height="6.148cm" svg:x="1.4cm" svg:y="13cm" presentation:class="subtitle" presentation:user-transformed="true">
          <draw:text-box>
            <text:p text:style-name="P2">北原 鉄朗 <text:line-break/>（日本大学 文理学部 情報システム解析学科）</text:p>
            <text:p text:style-name="P2">kitahara [at] chs.nihon-u.ac.jp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4" draw:text-style-name="P3" draw:layer="layout" svg:width="25.199cm" svg:height="1.555cm" svg:x="1.4cm" svg:y="0.666cm" presentation:class="title" presentation:user-transformed="true">
          <draw:text-box>
            <text:p text:style-name="P3"><text:span text:style-name="T1">CMX</text:span><text:span text:style-name="T1">で何ができるのか</text:span></text:p>
          </draw:text-box>
        </draw:frame>
        <draw:frame presentation:style-name="pr5" draw:text-style-name="P4" draw:layer="layout" svg:width="26.6cm" svg:height="17.586cm" svg:x="0.9cm" svg:y="2.914cm" presentation:class="outline" presentation:user-transformed="true">
          <draw:text-box>
            <text:list text:style-name="L3">
              <text:list-item>
                <text:p text:style-name="P4"><text:span text:style-name="T2">音楽データに対する様々な処理を容易にする</text:span><text:span text:style-name="T2">Java</text:span><text:span text:style-name="T2">ライブラリ．</text:span></text:p>
              </text:list-item>
              <text:list-item>
                <text:p text:style-name="P5"><text:span text:style-name="T2">たとえば，こんなことができる．</text:span></text:p>
                <text:list>
                  <text:list-item>
                    <text:p text:style-name="P5"><text:span text:style-name="T2">MusicXML, </text:span><text:span text:style-name="T2">標準</text:span><text:span text:style-name="T2">MIDI</text:span><text:span text:style-name="T2">ファイルなどの入出力</text:span></text:p>
                  </text:list-item>
                  <text:list-item>
                    <text:p text:style-name="P5"><text:span text:style-name="T2">MIDI</text:span><text:span text:style-name="T2">やオーディオデバイスからの入力のリアルタイム処理</text:span></text:p>
                  </text:list-item>
                  <text:list-item>
                    <text:p text:style-name="P4"><text:span text:style-name="T2">ベイジアンネットワークを用いた音楽データの自動生成（</text:span><text:span text:style-name="T2">weka.jar</text:span><text:span text:style-name="T2">が別途必要）</text:span></text:p>
                  </text:list-item>
                </text:list>
              </text:list-item>
              <text:list-item>
                <text:p text:style-name="P2"><text:span text:style-name="T2">プログラミングのためのライブラリであって，単体で便利に</text:span><text:span text:style-name="T2"><text:line-break/></text:span><text:span text:style-name="T2">使えるアプリではない．</text:span></text:p>
              </text:list-item>
              <text:list-item>
                <text:p text:style-name="P2"><text:span text:style-name="T2">Java</text:span><text:span text:style-name="T2">の他，</text:span><text:span text:style-name="T2">JVM</text:span><text:span text:style-name="T2">上の各種言語（</text:span><text:span text:style-name="T2">Processing, Groovy, etc.</text:span><text:span text:style-name="T2">）から利用できる．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4" draw:text-style-name="P3" draw:layer="layout" svg:width="25.199cm" svg:height="1.555cm" svg:x="1.4cm" svg:y="0.666cm" presentation:class="title" presentation:user-transformed="true">
          <draw:text-box>
            <text:p text:style-name="P3"><text:span text:style-name="T1">インストール方法</text:span></text:p>
          </draw:text-box>
        </draw:frame>
        <draw:frame presentation:style-name="pr5" draw:text-style-name="P4" draw:layer="layout" svg:width="26.6cm" svg:height="14.086cm" svg:x="0.9cm" svg:y="2.914cm" presentation:class="outline" presentation:user-transformed="true">
          <draw:text-box>
            <text:list text:style-name="L3">
              <text:list-item>
                <text:p text:style-name="P5"><text:span text:style-name="T2">zip</text:span><text:span text:style-name="T2">ファイルを展開し，</text:span><text:span text:style-name="T2">cmx.jar</text:span><text:span text:style-name="T2">と，</text:span><text:span text:style-name="T2">lib</text:span><text:span text:style-name="T2">に入っているいくつかの</text:span><text:span text:style-name="T2">jar</text:span><text:span text:style-name="T2">ファイルを，所定のディレクトリ（フォルダ）にコピーすれば</text:span><text:span text:style-name="T2">OK</text:span></text:p>
                <text:list>
                  <text:list-item>
                    <text:p text:style-name="P6"><text:span text:style-name="T2">Processing</text:span><text:span text:style-name="T2">から使う場合： </text:span><text:span text:style-name="T2">~/sketchbook/libraries/cmx/library</text:span></text:p>
                  </text:list-item>
                  <text:list-item>
                    <text:p text:style-name="P6"><text:span text:style-name="T2">Groovy</text:span><text:span text:style-name="T2">から使う場合： </text:span><text:span text:style-name="T2">~/.groovy/lib/</text:span></text:p>
                  </text:list-item>
                  <text:list-item>
                    <text:p text:style-name="P2"><text:span text:style-name="T2">Java</text:span><text:span text:style-name="T2">から使う場合： （</text:span><text:span text:style-name="T2">JDK</text:span><text:span text:style-name="T2">のインストール先）</text:span><text:span text:style-name="T2">/jre/lib/ext/</text:span></text:p>
                  </text:list-item>
                </text:list>
              </text:list-item>
              <text:list-item>
                <text:p text:style-name="P2"><text:span text:style-name="T2">任意の場所に置いて</text:span><text:span text:style-name="T2">CLASSPATH</text:span><text:span text:style-name="T2">を通すのでもよい．</text:span></text:p>
              </text:list-item>
              <text:list-item>
                <text:p text:style-name="P2"><text:span text:style-name="T2">install.sh </text:span><text:span text:style-name="T2">を実行すると，これを自動でやってくれる．</text:span><text:span text:style-name="T2"><text:line-break/></text:span><text:span text:style-name="T2">（ルート権限で実行すること．つまり， </text:span><text:span text:style-name="T2">$ sudo ./install.sh <text:s/></text:span><text:span text:style-name="T2">）</text:span></text:p>
              </text:list-item>
            </text:list>
          </draw:text-box>
        </draw:frame>
        <draw:custom-shape draw:style-name="gr2" draw:text-style-name="P8" draw:layer="layout" svg:width="25cm" svg:height="3cm" svg:x="1.75cm" svg:y="17.5cm">
          <text:p text:style-name="P7"><text:span text:style-name="T3">上記は，</text:span><text:span text:style-name="T3">UNIX</text:span><text:span text:style-name="T3">系</text:span><text:span text:style-name="T3">OS</text:span><text:span text:style-name="T3">の場合．</text:span><text:span text:style-name="T3">OS</text:span><text:span text:style-name="T3">によってファイルの置き場などが</text:span><text:span text:style-name="T3"><text:line-break/></text:span><text:span text:style-name="T3">異なるので，自身で確認すること．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4" draw:text-style-name="P10" draw:layer="layout" svg:width="25.199cm" svg:height="1.413cm" svg:x="1.4cm" svg:y="0.737cm" presentation:class="title" presentation:user-transformed="true">
          <draw:text-box>
            <text:p text:style-name="P10"><text:span text:style-name="T4">使用方法 その</text:span><text:span text:style-name="T4">1 </text:span><text:span text:style-name="T4">～コマンドラインから～</text:span></text:p>
          </draw:text-box>
        </draw:frame>
        <draw:frame presentation:style-name="pr5" draw:text-style-name="P4" draw:layer="layout" svg:width="25.6cm" svg:height="4.336cm" svg:x="0.9cm" svg:y="2.914cm" presentation:class="outline" presentation:user-transformed="true">
          <draw:text-box>
            <text:list text:style-name="L3">
              <text:list-item>
                <text:p text:style-name="P5"><text:span text:style-name="T2">MusicXML</text:span><text:span text:style-name="T2">，</text:span><text:span text:style-name="T2">SCCXML</text:span><text:span text:style-name="T2">，</text:span><text:span text:style-name="T2">MIDIXML</text:span><text:span text:style-name="T2">，標準</text:span><text:span text:style-name="T2">MIDI</text:span><text:span text:style-name="T2">ファイルなどの相互変換をコマンドラインから行うことができる．</text:span></text:p>
              </text:list-item>
              <text:list-item>
                <text:p text:style-name="P5"><text:span text:style-name="T2">基本的な使い方</text:span></text:p>
              </text:list-item>
            </text:list>
          </draw:text-box>
        </draw:frame>
        <draw:custom-shape draw:style-name="gr2" draw:text-style-name="P11" draw:layer="layout" svg:width="23.65cm" svg:height="2cm" svg:x="2.35cm" svg:y="7.25cm">
          <text:p text:style-name="P11"><text:span text:style-name="T5">$ cmx</text:span><text:span text:style-name="T6"> </text:span><text:span text:style-name="T7">（</text:span><text:span text:style-name="T7">Java</text:span><text:span text:style-name="T7">コマンドのオプション） コマンド名 （オプション）</text:span></text:p>
          <draw:enhanced-geometry svg:viewBox="0 0 21600 21600" draw:type="rectangle" draw:enhanced-path="M 0 0 L 21600 0 21600 21600 0 21600 0 0 Z N"/>
        </draw:custom-shape>
        <draw:frame presentation:style-name="pr5" draw:text-style-name="P4" draw:layer="layout" svg:width="25.6cm" svg:height="0.986cm" svg:x="0.9cm" svg:y="10.014cm" presentation:class="outline" presentation:user-transformed="true">
          <draw:text-box>
            <text:list text:style-name="L3">
              <text:list-item>
                <text:p text:style-name="P5"><text:span text:style-name="T2">例</text:span></text:p>
              </text:list-item>
            </text:list>
          </draw:text-box>
        </draw:frame>
        <draw:custom-shape draw:style-name="gr2" draw:text-style-name="P11" draw:layer="layout" svg:width="23.65cm" svg:height="1.5cm" svg:x="2.35cm" svg:y="11.25cm">
          <text:p text:style-name="P11"><text:span text:style-name="T5">$ cmx smf2scc myfile.mid</text:span></text:p>
          <draw:enhanced-geometry svg:viewBox="0 0 21600 21600" draw:type="rectangle" draw:enhanced-path="M 0 0 L 21600 0 21600 21600 0 21600 0 0 Z N"/>
        </draw:custom-shape>
        <draw:frame draw:style-name="gr3" draw:text-style-name="P12" draw:layer="layout" svg:width="22.829cm" svg:height="1.098cm" svg:x="2.35cm" svg:y="12.95cm">
          <draw:text-box>
            <text:p text:style-name="P2"><text:span text:style-name="T3">「</text:span><text:span text:style-name="T3">myfile.mid</text:span><text:span text:style-name="T3">」という名の標準</text:span><text:span text:style-name="T3">MIDI</text:span><text:span text:style-name="T3">ファイルを</text:span><text:span text:style-name="T3">SCCXML</text:span><text:span text:style-name="T3">形式に変換</text:span></text:p>
          </draw:text-box>
        </draw:frame>
        <draw:custom-shape draw:style-name="gr2" draw:text-style-name="P11" draw:layer="layout" svg:width="23.65cm" svg:height="1.5cm" svg:x="2.35cm" svg:y="14.55cm">
          <text:p text:style-name="P11"><text:span text:style-name="T5">$ cmx smf2scc myfile.mid -o mysccfile.xml</text:span></text:p>
          <draw:enhanced-geometry svg:viewBox="0 0 21600 21600" draw:type="rectangle" draw:enhanced-path="M 0 0 L 21600 0 21600 21600 0 21600 0 0 Z N"/>
        </draw:custom-shape>
        <draw:frame draw:style-name="gr3" draw:text-style-name="P12" draw:layer="layout" svg:width="17.241cm" svg:height="1.098cm" svg:x="2.35cm" svg:y="16.25cm">
          <draw:text-box>
            <text:p text:style-name="P2"><text:span text:style-name="T3">上と同様の変換を行って「</text:span><text:span text:style-name="T3">mysccfile.xml</text:span><text:span text:style-name="T3">」に保存</text:span></text:p>
          </draw:text-box>
        </draw:frame>
        <draw:frame presentation:style-name="pr5" draw:text-style-name="P4" draw:layer="layout" svg:width="25.6cm" svg:height="0.986cm" svg:x="0.9cm" svg:y="17.914cm" presentation:class="outline" presentation:user-transformed="true">
          <draw:text-box>
            <text:list text:style-name="L3">
              <text:list-item>
                <text:p text:style-name="P5"><text:span text:style-name="T2">ヘルプ</text:span></text:p>
              </text:list-item>
            </text:list>
          </draw:text-box>
        </draw:frame>
        <draw:custom-shape draw:style-name="gr2" draw:text-style-name="P11" draw:layer="layout" svg:width="23.65cm" svg:height="1.5cm" svg:x="2.35cm" svg:y="19.15cm">
          <text:p text:style-name="P11"><text:span text:style-name="T5">$ cmx help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4" draw:text-style-name="P10" draw:layer="layout" svg:width="26.6cm" svg:height="1.413cm" svg:x="0.6cm" svg:y="0.537cm" presentation:class="title" presentation:user-transformed="true">
          <draw:text-box>
            <text:p text:style-name="P10"><text:span text:style-name="T4">使用方法 その</text:span><text:span text:style-name="T4">2 </text:span><text:span text:style-name="T4">～</text:span><text:span text:style-name="T4">Processing</text:span><text:span text:style-name="T4">から～</text:span></text:p>
          </draw:text-box>
        </draw:frame>
        <draw:frame presentation:style-name="pr5" draw:text-style-name="P4" draw:layer="layout" svg:width="25.6cm" svg:height="4.336cm" svg:x="0.9cm" svg:y="2.914cm" presentation:class="outline" presentation:user-transformed="true">
          <draw:text-box>
            <text:list text:style-name="L3">
              <text:list-item>
                <text:p text:style-name="P5"><text:span text:style-name="T2">CMX</text:span><text:span text:style-name="T2">には様々な機能があり，それらを実現している膨大なクラスが存在するが，主要な機能は </text:span><text:span text:style-name="T2">CMXController </text:span><text:span text:style-name="T2">というクラスから呼び出せるようになっている．</text:span></text:p>
              </text:list-item>
            </text:list>
          </draw:text-box>
        </draw:frame>
        <draw:custom-shape draw:style-name="gr2" draw:text-style-name="P13" draw:layer="layout" svg:width="25.25cm" svg:height="10.8cm" svg:x="2cm" svg:y="7.45cm">
          <text:p text:style-name="P13"><text:span text:style-name="T8">import jp.crestmuse.cmx.processing.*;</text:span></text:p>
          <text:p text:style-name="P13"><text:span text:style-name="T8"/></text:p>
          <text:p text:style-name="P13"><text:span text:style-name="T8">CMXController cmx = CMXController.getInstance();</text:span></text:p>
          <text:p text:style-name="P13"><text:span text:style-name="T8"/></text:p>
          <text:p text:style-name="P13"><text:span text:style-name="T8">void setup() {</text:span></text:p>
          <text:p text:style-name="P13"><text:span text:style-name="T9"><text:s text:c="4"/></text:span><text:span text:style-name="T9">/* </text:span><text:span text:style-name="T9">ここで</text:span><text:span text:style-name="T9">1</text:span><text:span text:style-name="T9">回だけ行う処理を記述する </text:span><text:span text:style-name="T9">*/</text:span></text:p>
          <text:p text:style-name="P13"><text:span text:style-name="T8">}</text:span></text:p>
          <text:p text:style-name="P13"><text:span text:style-name="T8"/></text:p>
          <text:p text:style-name="P13"><text:span text:style-name="T8">void draw() {</text:span></text:p>
          <text:p text:style-name="P13"><text:span text:style-name="T9"><text:s text:c="4"/></text:span><text:span text:style-name="T9">/* </text:span><text:span text:style-name="T9">ここで繰り返し実行する処理を記述する </text:span><text:span text:style-name="T9">*/</text:span></text:p>
          <text:p text:style-name="P13"><text:span text:style-name="T8">} <text:s/></text:span></text:p>
          <draw:enhanced-geometry svg:viewBox="0 0 21600 21600" draw:type="rectangle" draw:enhanced-path="M 0 0 L 21600 0 21600 21600 0 21600 0 0 Z N"/>
        </draw:custom-shape>
        <draw:frame draw:style-name="gr3" draw:text-style-name="P14" draw:layer="layout" svg:width="18.586cm" svg:height="1.098cm" svg:x="2.05cm" svg:y="18.85cm">
          <draw:text-box>
            <text:p text:style-name="P14"><text:span text:style-name="T3">詳細は，</text:span><text:span text:style-name="T3">CMXController</text:span><text:span text:style-name="T3">の</text:span><text:span text:style-name="T3">JavaDoc</text:span><text:span text:style-name="T3">を確認すること．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4" draw:text-style-name="P10" draw:layer="layout" svg:width="26.6cm" svg:height="1.413cm" svg:x="0.6cm" svg:y="0.537cm" presentation:class="title" presentation:user-transformed="true">
          <draw:text-box>
            <text:p text:style-name="P10"><text:span text:style-name="T4">使用方法 その</text:span><text:span text:style-name="T4">3 </text:span><text:span text:style-name="T4">～</text:span><text:span text:style-name="T4">Groovy</text:span><text:span text:style-name="T4">から～</text:span></text:p>
          </draw:text-box>
        </draw:frame>
        <draw:frame presentation:style-name="pr5" draw:text-style-name="P4" draw:layer="layout" svg:width="27.6cm" svg:height="4.336cm" svg:x="0.9cm" svg:y="2.914cm" presentation:class="outline" presentation:user-transformed="true">
          <draw:text-box>
            <text:list text:style-name="L3">
              <text:list-item>
                <text:p text:style-name="P5"><text:span text:style-name="T2">CMX</text:span><text:span text:style-name="T2">の機能に加え</text:span><text:span text:style-name="T2">Processing</text:span><text:span text:style-name="T2">の機能も使えるように，</text:span><text:span text:style-name="T2"><text:line-break/></text:span><text:span text:style-name="T2">Processing</text:span><text:span text:style-name="T2">と</text:span><text:span text:style-name="T2">CMXController</text:span><text:span text:style-name="T2">の両方の機能を備えた</text:span><text:span text:style-name="T2"><text:line-break/></text:span><text:span text:style-name="T2">CMXApplet</text:span><text:span text:style-name="T2">というクラスを用意しているので，これを利用する．</text:span></text:p>
              </text:list-item>
            </text:list>
          </draw:text-box>
        </draw:frame>
        <draw:custom-shape draw:style-name="gr2" draw:text-style-name="P13" draw:layer="layout" svg:width="25.25cm" svg:height="11.55cm" svg:x="2cm" svg:y="7.65cm">
          <text:p text:style-name="P13"><text:span text:style-name="T8">import jp.crestmuse.cmx.processing.*</text:span></text:p>
          <text:p text:style-name="P13"><text:span text:style-name="T8"/></text:p>
          <text:p text:style-name="P13"><text:span text:style-name="T8">class MyApplet extends CMXApplet {</text:span></text:p>
          <text:p text:style-name="P13"><text:span text:style-name="T8"><text:s text:c="2"/></text:span><text:span text:style-name="T8">void setup() {</text:span></text:p>
          <text:p text:style-name="P13"><text:span text:style-name="T9"><text:s text:c="8"/></text:span><text:span text:style-name="T9">/* </text:span><text:span text:style-name="T9">ここで</text:span><text:span text:style-name="T9">1</text:span><text:span text:style-name="T9">回だけ行う処理を記述する </text:span><text:span text:style-name="T9">*/</text:span></text:p>
          <text:p text:style-name="P13"><text:span text:style-name="T8"><text:s text:c="2"/></text:span><text:span text:style-name="T8">}</text:span></text:p>
          <text:p text:style-name="P13"><text:span text:style-name="T8"><text:s text:c="2"/></text:span><text:span text:style-name="T8">void draw() {</text:span></text:p>
          <text:p text:style-name="P13"><text:span text:style-name="T9"><text:s text:c="8"/></text:span><text:span text:style-name="T9">/* </text:span><text:span text:style-name="T9">ここで繰り返し実行する処理を記述する </text:span><text:span text:style-name="T9">*/</text:span></text:p>
          <text:p text:style-name="P13"><text:span text:style-name="T8"><text:s text:c="2"/></text:span><text:span text:style-name="T8">}</text:span><text:span text:style-name="T8"><text:line-break/></text:span><text:span text:style-name="T8">}</text:span></text:p>
          <text:p text:style-name="P13"><text:span text:style-name="T8"/></text:p>
          <text:p text:style-name="P13"><text:span text:style-name="T8">MyApplet.start("MyApplet") <text:s/></text:span></text:p>
          <draw:enhanced-geometry svg:viewBox="0 0 21600 21600" draw:type="rectangle" draw:enhanced-path="M 0 0 L 21600 0 21600 21600 0 21600 0 0 Z N"/>
        </draw:custom-shape>
        <draw:frame draw:style-name="gr3" draw:text-style-name="P14" draw:layer="layout" svg:width="17.342cm" svg:height="1.098cm" svg:x="2.05cm" svg:y="19.45cm">
          <draw:text-box>
            <text:p text:style-name="P14"><text:span text:style-name="T3">詳細は，</text:span><text:span text:style-name="T3">CMXApplet</text:span><text:span text:style-name="T3">の</text:span><text:span text:style-name="T3">JavaDoc</text:span><text:span text:style-name="T3">を参照すること．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6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IPA モナー P明朝'" style:font-family-generic="roman" style:font-pitch="variable" fo:font-size="24pt" fo:language="en" fo:country="US" style:font-family-asian="'IPA モナー Pゴシック'" style:font-family-generic-asian="system" style:font-pitch-asian="variable" style:font-size-asian="24pt" style:language-asian="ja" style:country-asian="JP" style:font-family-complex="'IPA モナー Pゴシック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IPA モナー Pゴシック'" style:font-family-generic="roman" style:font-pitch="variable" fo:font-size="18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18pt" style:font-style-asian="normal" style:font-weight-asian="normal" style:font-family-complex="'IPA モナー Pゴシック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IPA モナー Pゴシック'" style:font-family-generic="roman" style:font-pitch="variable" fo:font-size="20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20pt" style:font-style-asian="normal" style:font-weight-asian="normal" style:font-family-complex="'IPA モナー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IPA モナー Pゴシック'" style:font-family-generic="roman" style:font-pitch="variable" fo:font-size="32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32pt" style:font-style-asian="normal" style:font-weight-asian="normal" style:font-family-complex="'IPA モナー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IPA モナー Pゴシック'" style:font-family-generic="roman" style:font-pitch="variable" fo:font-size="32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32pt" style:font-style-asian="normal" style:font-weight-asian="normal" style:font-family-complex="'IPA モナー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IPA モナー Pゴシック'" style:font-family-generic="roman" style:font-pitch="variable" fo:font-size="44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44pt" style:font-style-asian="normal" style:font-weight-asian="normal" style:font-family-complex="'IPA モナー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番号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office:forms form:automatic-focus="false" form:apply-design-mode="false"/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4.848cm" svg:height="11.135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etsuro Kitahara</meta:initial-creator>
    <meta:creation-date>2011-10-31T11:37:38</meta:creation-date>
    <meta:editing-duration>PT00H34M25S</meta:editing-duration>
    <meta:editing-cycles>6</meta:editing-cycles>
    <dc:date>2011-10-31T13:19:21</dc:date>
    <dc:creator>Tetsuro Kitahara</dc:creator>
    <meta:generator>OpenOffice.org/3.1$Linux OpenOffice.org_project/310m19$Build-9420</meta:generator>
    <meta:document-statistic meta:object-count="58"/>
  </office:meta>
</office:document-meta>
</file>